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2.584cm" fo:min-width="2.751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draw:fill="none" loext:decorative="false"/>
      <style:paragraph-properties style:writing-mode="lr-tb"/>
    </style:style>
    <style:style style:name="pr1" style:family="presentation" style:parent-style-name="Blue_5f_Curve-title">
      <style:graphic-properties draw:auto-grow-height="true" fo:min-height="7.062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2.189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outline1">
      <style:graphic-properties fo:min-height="10.001cm" loext:decorative="false"/>
      <style:paragraph-properties style:writing-mode="lr-tb"/>
    </style:style>
    <style:style style:name="pr7" style:family="presentation" style:parent-style-name="Blue_5f_Curve1-title">
      <style:graphic-properties fo:min-height="7.062cm" loext:decorative="false"/>
      <style:paragraph-properties style:writing-mode="lr-tb"/>
    </style:style>
    <style:style style:name="pr8" style:family="presentation" style:parent-style-name="Blue_5f_Curve1-title">
      <style:graphic-properties fo:min-height="3.532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  <style:text-properties fo:font-size="29.7000007629395pt"/>
    </style:style>
    <style:style style:name="P3" style:family="paragraph">
      <style:paragraph-properties fo:text-align="center" style:writing-mode="lr-tb"/>
      <style:text-properties fo:font-size="29.7000007629395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text-properties fo:font-size="29.7000007629395pt"/>
    </style:style>
    <style:style style:name="T1" style:family="text">
      <style:text-properties fo:font-size="18pt"/>
    </style:style>
    <style:style style:name="T2" style:family="text">
      <style:text-properties fo:font-size="29.700000762939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17.507cm" svg:height="7.062cm" svg:x="0.991cm" svg:y="7.349cm" presentation:class="title" presentation:user-transformed="true">
          <draw:text-box>
            <text:p>Konzept Robotik/Technik/µC-AG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18.207cm" svg:height="2.189cm" svg:x="1.691cm" svg:y="1.815cm" presentation:class="title">
          <draw:text-box>
            <text:p>Zielgruppe</text:p>
          </draw:text-box>
        </draw:frame>
        <draw:frame presentation:style-name="pr4" draw:layer="layout" svg:width="18.207cm" svg:height="16.481cm" svg:x="1.691cm" svg:y="5.935cm" presentation:class="outline">
          <draw:text-box>
            <text:list text:style-name="L2">
              <text:list-item>
                <text:p>Welche Schüler/innen wollen wir addressieren?</text:p>
                <text:list>
                  <text:list-item>
                    <text:p>(“Konkurrenz” zur Informatik-AG?)</text:p>
                  </text:list-item>
                  <text:list-item>
                    <text:p>Wo gibt es eine Lücke?</text:p>
                  </text:list-item>
                </text:list>
              </text:list-item>
              <text:list-item>
                <text:p>Teilnehmerzahl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18.207cm" svg:height="2.189cm" svg:x="1.691cm" svg:y="1.815cm" presentation:class="title">
          <draw:text-box>
            <text:p>Organisation</text:p>
          </draw:text-box>
        </draw:frame>
        <draw:frame presentation:style-name="pr6" draw:layer="layout" svg:width="18.207cm" svg:height="16.481cm" svg:x="1.691cm" svg:y="5.935cm" presentation:class="outline">
          <draw:text-box>
            <text:list text:style-name="L2">
              <text:list-item>
                <text:p>Zeit</text:p>
                <text:list>
                  <text:list-item>
                    <text:p>Termin</text:p>
                  </text:list-item>
                  <text:list-item>
                    <text:p>Zyklus</text:p>
                  </text:list-item>
                </text:list>
              </text:list-item>
              <text:list-item>
                <text:p>Raum (Computer benötigt)</text:p>
              </text:list-item>
              <text:list-item>
                <text:p>Lehrpersone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7" draw:layer="layout" svg:width="18.207cm" svg:height="7.062cm" svg:x="1.691cm" svg:y="-0.62cm" presentation:class="title" presentation:user-transformed="true">
          <draw:text-box>
            <text:p>Themenfelder (unendliche Möglichkeiten)</text:p>
          </draw:text-box>
        </draw:frame>
        <draw:custom-shape draw:style-name="gr2" draw:text-style-name="P3" draw:layer="layout" svg:width="3.557cm" svg:height="3.14cm" svg:x="2.325cm" svg:y="6.223cm">
          <text:p text:style-name="P2"><text:span text:style-name="T1">Robot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557cm" svg:height="3.14cm" svg:x="8.106cm" svg:y="6.223cm">
          <text:p text:style-name="P2"><text:span text:style-name="T1">Dr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557cm" svg:height="3.14cm" svg:x="3.659cm" svg:y="14.596cm">
          <text:p text:style-name="P2"><text:span text:style-name="T1">I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557cm" svg:height="3.14cm" svg:x="10.329cm" svg:y="14.596cm">
          <text:p text:style-name="P2"><text:span text:style-name="T1">(Local) A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557cm" svg:height="3.14cm" svg:x="12.997cm" svg:y="9.363cm">
          <text:p text:style-name="P2"><text:span text:style-name="T1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557cm" svg:height="3.14cm" svg:x="14.776cm" svg:y="14.596cm">
          <text:p text:style-name="P2"><text:span text:style-name="T1">Fahrzeu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3.557cm" svg:height="3.14cm" svg:x="6.772cm" svg:y="18.782cm">
          <text:p text:style-name="P2"><text:span text:style-name="T1">SmartBuild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18.207cm" svg:height="2.189cm" svg:x="1.691cm" svg:y="1.815cm" presentation:class="title">
          <draw:text-box>
            <text:p>Plattform</text:p>
          </draw:text-box>
        </draw:frame>
        <draw:frame presentation:style-name="pr6" draw:layer="layout" svg:width="18.207cm" svg:height="16.481cm" svg:x="1.691cm" svg:y="5.935cm" presentation:class="outline" presentation:user-transformed="true">
          <draw:text-box>
            <text:list text:style-name="L2">
              <text:list-item>
                <text:p>Optionen</text:p>
                <text:list>
                  <text:list-item>
                    <text:p>Vorgefertigte Plattform für Education (Lego,…)</text:p>
                  </text:list-item>
                  <text:list-item>
                    <text:p>Offene Plattform (Arduino, ESP32)</text:p>
                  </text:list-item>
                  <text:list-item>
                    <text:p>Konkretes Ziel</text:p>
                  </text:list-item>
                  <text:list-item>
                    <text:p>Offen lassen, mit Teilnehmern diskutieren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8" draw:layer="layout" svg:width="18.207cm" svg:height="3.532cm" svg:x="-3.9cm" svg:y="-9.194cm" presentation:class="title" presentation:user-transformed="true">
          <draw:text-box>
            <text:p>Links</text:p>
          </draw:text-box>
        </draw:frame>
        <draw:frame draw:style-name="gr3" draw:text-style-name="P5" draw:layer="layout" svg:width="18.462cm" svg:height="17.792cm" svg:x="1.205cm" svg:y="5.07cm">
          <draw:text-box>
            <text:p><text:span text:style-name="T2"><text:a xlink:href="https://www.reichelt.de/de/de/shop/produkt/arduino_-_starter-kit_de_fuer_12_schueler-328564?PROVID=2788&amp;gad_source=1&amp;gad_campaignid=18342381572&amp;gclid=CjwKCAjwlOrFBhBaEiwAw4bYDWmj_DvTyZ_bi9D_Ygv_D86zNsIIHV36hIpSzgjQY_IG20CCryUQEBoCBZkQAvD_BwE" xlink:type="simple">https://www.reichelt.de/de/de/shop/produkt/arduino_-_starter-kit_de_fuer_12_schueler-328564?PROVID=2788&amp;gad_source=1&amp;gad_campaignid=18342381572&amp;gclid=CjwKCAjwlOrFBhBaEiwAw4bYDWmj_DvTyZ_bi9D_Ygv_D86zNsIIHV36hIpSzgjQY_IG20CCryUQEBoCBZkQAvD_BwE</text:a></text:span></text:p>
            <text:p><text:span text:style-name="T2">Arduino Starter Kit Classroom</text:span></text:p>
            <text:p><text:span text:style-name="T2"/></text:p>
            <text:p><text:span text:style-name="T2"><text:a xlink:href="https://funduinoshop.com/" xlink:type="simple">https://funduinoshop.com/</text:a></text:span></text:p>
            <text:p><text:span text:style-name="T2">Shop für Robotik</text:span></text:p>
            <text:p><text:span text:style-name="T2"/></text:p>
            <text:p><text:span text:style-name="T2"><text:a xlink:href="https://funduinoshop.com/education/funduino-education/funduino-starter-kits/funduino-klassensatz-einsteiger-kits-fuer-arduino?number=F23105660" xlink:type="simple">https://funduinoshop.com/education/funduino-education/funduino-starter-kits/funduino-klassensatz-einsteiger-kits-fuer-arduino?number=F23105660</text:a></text:span></text:p>
            <text:p><text:span text:style-name="T2"><text:a xlink:href="https://funduinoshop.com/education/funduino-education/funduino-smart-home/funduino-smart-home-education-fuer-esp32-und-arduino/iot-teaching-solution" xlink:type="simple">https://funduinoshop.com/education/funduino-education/funduino-smart-home/funduino-smart-home-education-fuer-esp32-und-arduino/iot-teaching-solution</text:a></text:span></text:p>
            <text:p><text:span text:style-name="T2"/></text:p>
            <text:p><text:span text:style-name="T2"/></text:p>
            <text:p><text:span text:style-name="T2"><text:a xlink:href="https://www.hiwonder.com/collections/ros-robot" xlink:type="simple">https://www.hiwonder.com/collections/ros-robot</text:a></text:span></text:p>
            <text:p><text:span text:style-name="T2">Robots, Cars, ...</text:span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3" draw:layer="layout" svg:width="18.207cm" svg:height="2.189cm" svg:x="1.691cm" svg:y="1.815cm" presentation:class="title">
          <draw:text-box>
            <text:p>Orga</text:p>
          </draw:text-box>
        </draw:frame>
        <draw:frame presentation:style-name="pr6" draw:layer="layout" svg:width="18.207cm" svg:height="16.481cm" svg:x="1.691cm" svg:y="5.935cm" presentation:class="outline" presentation:user-transformed="true">
          <draw:text-box>
            <text:list text:style-name="L2">
              <text:list-item>
                <text:p>Erster Termin</text:p>
              </text:list-item>
              <text:list-item>
                <text:p>Schülerauswahl</text:p>
              </text:list-item>
              <text:list-item>
                <text:p>Wer schließt Raum auf?</text:p>
              </text:list-item>
              <text:list-item>
                <text:p>Finanzielle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615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39.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494cm" fo:margin-bottom="0cm" fo:text-indent="0cm"/>
      <style:text-properties fo:font-size="34.599998474121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368cm" fo:margin-bottom="0cm" fo:text-indent="0cm"/>
      <style:text-properties fo:font-size="29.7000007629395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245cm" fo:margin-bottom="0cm" fo:text-indent="0cm"/>
      <style:text-properties fo:font-size="24.700000762939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121cm" fo:margin-bottom="0cm" fo:text-indent="0cm"/>
      <style:text-properties fo:font-size="40.700000762939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199cm" fo:margin-bottom="0cm" fo:text-indent="0cm"/>
      <style:text-properties fo:font-size="67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327cm" fo:margin-bottom="0cm" fo:text-indent="0cm"/>
      <style:text-properties fo:font-size="110.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538cm" fo:margin-bottom="0cm" fo:text-indent="0cm"/>
      <style:text-properties fo:font-size="182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886cm" fo:margin-bottom="0cm" fo:text-indent="0cm"/>
      <style:text-properties fo:font-size="30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54.4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15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39.5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494cm" fo:margin-bottom="0cm" fo:text-indent="0cm"/>
      <style:text-properties fo:font-size="34.599998474121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368cm" fo:margin-bottom="0cm" fo:text-indent="0cm"/>
      <style:text-properties fo:font-size="29.7000007629395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245cm" fo:margin-bottom="0cm" fo:text-indent="0cm"/>
      <style:text-properties fo:font-size="24.700000762939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121cm" fo:margin-bottom="0cm" fo:text-indent="0cm"/>
      <style:text-properties fo:font-size="40.7000007629395pt"/>
    </style:style>
    <style:style style:name="Blue_5f_Curve1-outline6" style:display-name="Blue_Curve1-outline6" style:family="presentation" style:parent-style-name="Blue_5f_Curve1-outline5">
      <style:paragraph-properties fo:margin-left="0cm" fo:margin-right="0cm" fo:margin-top="0.199cm" fo:margin-bottom="0cm" fo:text-indent="0cm"/>
      <style:text-properties fo:font-size="67pt"/>
    </style:style>
    <style:style style:name="Blue_5f_Curve1-outline7" style:display-name="Blue_Curve1-outline7" style:family="presentation" style:parent-style-name="Blue_5f_Curve1-outline6">
      <style:paragraph-properties fo:margin-left="0cm" fo:margin-right="0cm" fo:margin-top="0.327cm" fo:margin-bottom="0cm" fo:text-indent="0cm"/>
      <style:text-properties fo:font-size="110.5pt"/>
    </style:style>
    <style:style style:name="Blue_5f_Curve1-outline8" style:display-name="Blue_Curve1-outline8" style:family="presentation" style:parent-style-name="Blue_5f_Curve1-outline7">
      <style:paragraph-properties fo:margin-left="0cm" fo:margin-right="0cm" fo:margin-top="0.538cm" fo:margin-bottom="0cm" fo:text-indent="0cm"/>
      <style:text-properties fo:font-size="182pt"/>
    </style:style>
    <style:style style:name="Blue_5f_Curve1-outline9" style:display-name="Blue_Curve1-outline9" style:family="presentation" style:parent-style-name="Blue_5f_Curve1-outline8">
      <style:paragraph-properties fo:margin-left="0cm" fo:margin-right="0cm" fo:margin-top="0.886cm" fo:margin-bottom="0cm" fo:text-indent="0cm"/>
      <style:text-properties fo:font-size="30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54.4000015258789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.991cm" fo:margin-bottom="0.991cm" fo:margin-left="0.991cm" fo:margin-right="0.99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4.055cm" fo:min-width="19.109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3.046cm" fo:min-width="19.101cm" loext:decorative="false"/>
    </style:style>
    <style:style style:name="Mgr5" style:family="graphic" style:parent-style-name="Accent_20_1">
      <style:graphic-properties draw:textarea-vertical-align="middle" fo:min-height="2.641cm" fo:min-width="19.10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19.608cm" svg:height="5.356cm" svg:x="0.992cm" svg:y="21.592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17.507cm" svg:height="4.944cm" svg:x="0.991cm" svg:y="8.407cm" presentation:class="title" presentation:placeholder="true">
        <draw:text-box/>
      </draw:frame>
      <draw:frame presentation:style-name="Blue_5f_Curve-outline1" draw:layer="backgroundobjects" svg:width="18.207cm" svg:height="7.417cm" svg:x="1.691cm" svg:y="14.176cm" presentation:class="outline" presentation:placeholder="true">
        <draw:text-box/>
      </draw:frame>
      <draw:frame presentation:style-name="Mpr1" draw:text-style-name="MP2" draw:layer="backgroundobjects" svg:width="4.552cm" svg:height="1.648cm" svg:x="1.691cm" svg:y="24.888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6.303cm" svg:height="1.648cm" svg:x="7.643cm" svg:y="24.888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4.552cm" svg:height="1.648cm" svg:x="15.346cm" svg:y="24.888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19.601cm" svg:height="3.296cm" svg:x="0.992cm" svg:y="0.991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19.601cm" svg:height="2.891cm" svg:x="0.997cm" svg:y="24.06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18.207cm" svg:height="2.189cm" svg:x="1.691cm" svg:y="1.815cm" presentation:class="title" presentation:placeholder="true">
        <draw:text-box/>
      </draw:frame>
      <draw:frame presentation:style-name="Blue_5f_Curve1-outline1" draw:layer="backgroundobjects" svg:width="18.207cm" svg:height="16.481cm" svg:x="1.691cm" svg:y="5.935cm" presentation:class="outline" presentation:placeholder="true">
        <draw:text-box/>
      </draw:frame>
      <draw:frame presentation:style-name="Mpr4" draw:text-style-name="MP2" draw:layer="backgroundobjects" svg:width="4.552cm" svg:height="1.648cm" svg:x="1.691cm" svg:y="24.88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6.303cm" svg:height="1.648cm" svg:x="7.643cm" svg:y="24.88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4.552cm" svg:height="1.648cm" svg:x="15.346cm" svg:y="24.88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11:56:53.957587729</meta:creation-date>
    <meta:editing-duration>P3DT6H53M15S</meta:editing-duration>
    <meta:editing-cycles>16</meta:editing-cycles>
    <meta:generator>LibreOffice/24.2.7.2$Linux_X86_64 LibreOffice_project/420$Build-2</meta:generator>
    <dc:title>Blue Curve</dc:title>
    <dc:date>2025-10-01T15:49:14.154615389</dc:date>
    <meta:document-statistic meta:object-count="68"/>
  </office:meta>
</office:document-meta>
</file>